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87.77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36.57mm"/>
    </style:style>
    <style:style style:name="co6" style:family="table-column">
      <style:table-column-properties fo:break-before="auto" style:column-width="72.1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AD985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28x160-SPI_w_SD-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TFTv0.1_128x160</text:p>
          </table:table-cell>
          <table:table-cell office:value-type="string" calcext:value-type="string">
            <text:p>ST7735S TFT 1.8in 128x160 eg: <text:a xlink:href="https://www.aliexpress.com/item/32587604028.html?spm=a2g0o.productlist.0.0.44c96c40PN5asm&amp;algo_pvid=744bb1bb-1b2b-4594-bf3e-e746100fa737&amp;algo_expid=744bb1bb-1b2b-4594-bf3e-e746100fa737-55&amp;btsid=6725ed40-15f9-4acf-b9e2-32d8295dd2a7&amp;ws_ab_test=searchweb0_0,searchweb201602_8,searchweb201603_52" xlink:type="simple">https://www.aliexpress.com/item/32587604028.html?spm=a2g0o.productlist.0.0.44c96c40PN5asm&amp;algo_pvid=744bb1bb-1b2b-4594-bf3e-e746100fa737&amp;algo_expid=744bb1bb-1b2b-4594-bf3e-e746100fa737-55&amp;btsid=6725ed40-15f9-4acf-b9e2-32d8295dd2a7&amp;ws_ab_test=searchweb0_0,searchweb201602_8,searchweb201603_52</text:a></text:p>
          </table:table-cell>
          <table:table-cell office:value-type="string" calcext:value-type="string">
            <text:p>https://www.amazon.com/HiLetgo-ST7735R-128160-Display-Arduino/dp/B00LSG51MM/ref=sr_1_2?keywords=1.8in+tft&amp;qid=1572407096&amp;sr=8-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7,C6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RotaryEncoder_Alps_EC11E-Switch_Vertical_H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_Freq</text:p>
          </table:table-cell>
          <table:table-cell office:value-type="string" calcext:value-type="string">
            <text:p>EC11E or generi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RotaryEncoder_Alps_EC11E-Switch_Vertical_H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_Step</text:p>
          </table:table-cell>
          <table:table-cell office:value-type="string" calcext:value-type="string">
            <text:p>EC11E or generi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MC_SMD_6.0mmx6.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/Pg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LML930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117-5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DS9850_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9850_Module</text:p>
          </table:table-cell>
          <table:table-cell office:value-type="string" calcext:value-type="string">
            <text:p>eg: <text:a xlink:href="https://www.amazon.com/AD9850-Signal-Generator-0-40MHz-Equipment/dp/B07K8R8R7Y" xlink:type="simple">https://www.amazon.com/AD9850-Signal-Generator-0-40MHz-Equipment/dp/B07K8R8R7Y</text:a>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,C4</text:p>
          </table:table-cell>
          <table:table-cell office:value-type="string" calcext:value-type="string">
            <text:p>CP_Elec_6.3x7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F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5227161-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uare Out</text:p>
          </table:table-cell>
          <table:table-cell office:value-type="string" calcext:value-type="string">
            <text:p>eg. <text:a xlink:href="https://www.sparkfun.com/products/10550" xlink:type="simple">https://www.sparkfun.com/products/10550</text:a>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5227161-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e Out</text:p>
          </table:table-cell>
          <table:table-cell office:value-type="string" calcext:value-type="string">
            <text:p>eg. <text:a xlink:href="https://www.sparkfun.com/products/10550" xlink:type="simple">https://www.sparkfun.com/products/10550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1,H2,H3,H4,H5,H6,H7,H8</text:p>
          </table:table-cell>
          <table:table-cell office:value-type="string" calcext:value-type="string">
            <text:p>MountingHole_3.2mm_M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untingHo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1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M Header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3,C2,C5,C9,C12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uF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style-name="ce1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LED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Header_2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QFP-32_7x7mm_P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-AU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arrelJack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9T20:49:59.142511143</dc:date>
    <meta:editing-duration>PT28M32S</meta:editing-duration>
    <meta:editing-cycles>1</meta:editing-cycles>
    <meta:document-statistic meta:table-count="1" meta:cell-count="128" meta:object-count="0"/>
    <meta:generator>LibreOffice/6.0.7.3$Linux_X86_64 LibreOffice_project/00m0$Build-3</meta:generator>
  </office:meta>
</office:document-meta>
</file>